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3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6" table:number-columns-repeated="69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3" table:style-name="ce35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0" table:style-name="ce7" office:value-type="string" calcext:value-type="string">
            <text:p>5,1</text:p>
          </table:table-cell>
          <table:table-cell table:number-columns-repeated="15" table:style-name="ce7" office:value-type="string" calcext:value-type="string">
            <text:p>2,2</text:p>
          </table:table-cell>
          <table:table-cell table:style-name="ce7" office:value-type="string" calcext:value-type="string">
            <text:p>5,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QMean-ST</text:p>
          </table:table-cell>
          <table:table-cell table:style-name="ce7" office:value-type="string" calcext:value-type="string">
            <text:p>QMedian-ST</text:p>
          </table:table-cell>
          <table:table-cell table:style-name="ce7" office:value-type="string" calcext:value-type="string">
            <text:p>Str-ST</text:p>
          </table:table-cell>
          <table:table-cell table:style-name="ce7" office:value-type="string" calcext:value-type="string">
            <text:p>QMean</text:p>
          </table:table-cell>
          <table:table-cell table:style-name="ce7" office:value-type="string" calcext:value-type="string">
            <text:p>QMedian</text:p>
          </table:table-cell>
          <table:table-cell table:style-name="ce7" office:value-type="string" calcext:value-type="string">
            <text:p>Str</text:p>
          </table:table-cell>
          <table:table-cell table:number-columns-repeated="4" table:style-name="ce7" office:value-type="string" calcext:value-type="string">
            <text:p>Q-ST</text:p>
          </table:table-cell>
          <table:table-cell table:number-columns-repeated="4" table:style-name="ce7" office:value-type="string" calcext:value-type="string">
            <text:p>Q</text:p>
          </table:table-cell>
          <table:table-cell table:style-name="ce7" office:value-type="string" calcext:value-type="string">
            <text:p>xyMap</text:p>
          </table:table-cell>
          <table:table-cell table:style-name="ce7" office:value-type="string" calcext:value-type="string">
            <text:p>QMapMean</text:p>
          </table:table-cell>
          <table:table-cell table:style-name="ce7" office:value-type="string" calcext:value-type="string">
            <text:p>StrMap</text:p>
          </table:table-cell>
          <table:table-cell table:style-name="ce7" office:value-type="string" calcext:value-type="string">
            <text:p>EffMap</text:p>
          </table:table-cell>
          <table:table-cell table:style-name="ce7" office:value-type="string" calcext:value-type="string">
            <text:p>xyMap-ST</text:p>
          </table:table-cell>
          <table:table-cell table:style-name="ce7" office:value-type="string" calcext:value-type="string">
            <text:p>QMapMean-ST</text:p>
          </table:table-cell>
          <table:table-cell table:style-name="ce7" office:value-type="string" calcext:value-type="string">
            <text:p>StrMap-ST</text:p>
          </table:table-cell>
          <table:table-cell table:style-name="ce7" office:value-type="string" calcext:value-type="string">
            <text:p>Eff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number-columns-repeated="7"/>
          <table:table-cell table:style-name="ce36" table:number-columns-repeated="190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B58];[.$D$2])" office:value-type="string" office:string-value="{'Xlabel','Time (Days)';'DataFormat',19;'Ylabel','Current (nA)';'Yaxis',[0 0.5];'Legend',1;'Grid','on';'Title','RPC04';'LineStyle','NONE';'Marker','.';'MarkerSize',6;}" calcext:value-type="string">
            <text:p>{'Xlabel','Time (Days)';'DataFormat',19;'Ylabel','Current (nA)';'Yaxis',[0 0.5];'Legend',1;'Grid','on';'Title','RPC04';'LineStyle','NONE';'Marker','.';'MarkerSize',6;}</text:p>
          </table:table-cell>
          <table:table-cell table:style-name="ce37" table:formula="of:=COM.MICROSOFT.CONCAT([.$D$1];[.C48];[.C49];[.C50];[.C51];[.C52];[.C53];[.C54];[.C55];[.C56];[.C57];[.C58];[.$D$2])" office:value-type="string" office:string-value="{'Xlabel','Time (Days)';'DataFormat',19;'Ylabel','Current (nA)';'Color','r';'Yaxis',[0 0.5];'Legend',1;'Grid','on';'Title','RPC04';'LineStyle','NONE';'Marker','.';'MarkerSize',6;}" calcext:value-type="string">
            <text:p>{'Xlabel','Time (Days)';'DataFormat',19;'Ylabel','Current (nA)';'Color','r';'Yaxis',[0 0.5];'Legend',1;'Grid','on';'Title','RPC04';'LineStyle','NONE';'Marker','.';'MarkerSize',6;}</text:p>
          </table:table-cell>
          <table:table-cell table:style-name="ce37" table:formula="of:=COM.MICROSOFT.CONCAT([.$D$1];[.D48];[.D49];[.D50];[.D51];[.D52];[.D53];[.D54];[.D55];[.D56];[.D57];[.D58];[.$D$2])" office:value-type="string" office:string-value="{'Xlabel','Time (Days)';'DataFormat',19;'Ylabel','Voltage (V)';'Yaxis',[5 13];'Legend',1;'Grid','on';'Title','RPC04';'LineStyle','NONE';'Marker','.';'MarkerSize',6;}" calcext:value-type="string">
            <text:p>{'Xlabel','Time (Days)';'DataFormat',19;'Ylabel','Voltage (V)';'Yaxis',[5 13];'Legend',1;'Grid','on';'Title','RPC04';'LineStyle','NONE';'Marker','.';'MarkerSize',6;}</text:p>
          </table:table-cell>
          <table:table-cell table:style-name="ce37" table:formula="of:=COM.MICROSOFT.CONCAT([.$D$1];[.E48];[.E49];[.E50];[.E51];[.E52];[.E53];[.E54];[.E55];[.E56];[.E57];[.E58];[.$D$2])" office:value-type="string" office:string-value="{'Xlabel','Time (Days)';'DataFormat',19;'Ylabel','Voltage (V)';'Color','r';'Yaxis',[5 13];'Legend',1;'Grid','on';'Title','RPC04';'LineStyle','NONE';'Marker','.';'MarkerSize',6;}" calcext:value-type="string">
            <text:p>{'Xlabel','Time (Days)';'DataFormat',19;'Ylabel','Voltage (V)';'Color','r';'Yaxis',[5 13];'Legend',1;'Grid','on';'Title','RPC04';'LineStyle','NONE';'Marker','.';'MarkerSize',6;}</text:p>
          </table:table-cell>
          <table:table-cell table:style-name="ce37" table:formula="of:=COM.MICROSOFT.CONCAT([.$D$1];[.F48];[.F49];[.F50];[.F51];[.F52];[.F53];[.F54];[.F55];[.F56];[.F57];[.F58];[.$D$2])" office:value-type="string" office:string-value="{'Xlabel','Time (Days)';'DataFormat',19;'Ylabel','Rate (Hz)';'Color','b';'Yaxis',[0 500];'Legend',1;'Grid','on';'Title','RPC04';'LineStyle','NONE';'Marker','.';'MarkerSize',6;}" calcext:value-type="string">
            <text:p>{'Xlabel','Time (Days)';'DataFormat',19;'Ylabel','Rate (Hz)';'Color','b';'Yaxis',[0 500];'Legend',1;'Grid','on';'Title','RPC04';'LineStyle','NONE';'Marker','.';'MarkerSize',6;}</text:p>
          </table:table-cell>
          <table:table-cell table:style-name="ce37" table:formula="of:=COM.MICROSOFT.CONCAT([.$D$1];[.G48];[.G49];[.G50];[.G51];[.G52];[.G53];[.G54];[.G55];[.G56];[.G57];[.G58];[.$D$2])" office:value-type="string" office:string-value="{'Xlabel','Time (Days)';'DataFormat',19;'Ylabel','Q (AU)';'Color','r';'Yaxis',[0 60];'Legend',1;'Grid','on';'Title','RPC04';'LineStyle','NONE';'Marker','*';'MarkerSize',12;}" calcext:value-type="string">
            <text:p>{'Xlabel','Time (Days)';'DataFormat',19;'Ylabel','Q (AU)';'Color','r';'Yaxis',[0 60];'Legend',1;'Grid','on';'Title','RPC04';'LineStyle','NONE';'Marker','*';'MarkerSize',12;}</text:p>
          </table:table-cell>
          <table:table-cell table:style-name="ce37" table:formula="of:=COM.MICROSOFT.CONCAT([.$D$1];[.H48];[.H49];[.H50];[.H51];[.H52];[.H53];[.H54];[.H55];[.H56];[.H57];[.H58];[.$D$2])" office:value-type="string" office:string-value="{'Xlabel','Time (Days)';'DataFormat',19;'Ylabel','Q (AU)';'Color','r';'Yaxis',[0 60];'Legend',1;'Grid','on';'Title','RPC04';'LineStyle','NONE';'Marker','.';'MarkerSize',12;}" calcext:value-type="string">
            <text:p>{'Xlabel','Time (Days)';'DataFormat',19;'Ylabel','Q (AU)';'Color','r';'Yaxis',[0 60];'Legend',1;'Grid','on';'Title','RPC04';'LineStyle','NONE';'Marker','.';'MarkerSize',12;}</text:p>
          </table:table-cell>
          <table:table-cell table:style-name="ce37" table:formula="of:=COM.MICROSOFT.CONCAT([.$D$1];[.I48];[.I49];[.I50];[.I51];[.I52];[.I53];[.I54];[.I55];[.I56];[.I57];[.I58];[.$D$2])" office:value-type="string" office:string-value="{'Xlabel','Time (Days)';'DataFormat',19;'Ylabel','Streamers';'Color','r';'Yaxis',[0 0.5];'Legend',1;'Grid','on';'Title','RPC04';'LineStyle','NONE';'Marker','.';'MarkerSize',12;}" calcext:value-type="string">
            <text:p>{'Xlabel','Time (Days)';'DataFormat',19;'Ylabel','Streamers';'Color','r';'Yaxis',[0 0.5];'Legend',1;'Grid','on';'Title','RPC04';'LineStyle','NONE';'Marker','.';'MarkerSize',12;}</text:p>
          </table:table-cell>
          <table:table-cell table:style-name="ce37" table:formula="of:=COM.MICROSOFT.CONCAT([.$D$1];[.J48];[.J49];[.J50];[.J51];[.J52];[.J53];[.J54];[.J55];[.J56];[.J57];[.J58];[.$D$2])" office:value-type="string" office:string-value="{'Xlabel','Time (Days)';'DataFormat',19;'Ylabel','Q (AU)';'Color','b';'Yaxis',[0 60];'Legend',1;'Grid','on';'Title','RPC04';'LineStyle','NONE';'Marker','*';'MarkerSize',6;}" calcext:value-type="string">
            <text:p>{'Xlabel','Time (Days)';'DataFormat',19;'Ylabel','Q (AU)';'Color','b';'Yaxis',[0 60];'Legend',1;'Grid','on';'Title','RPC04';'LineStyle','NONE';'Marker','*';'MarkerSize',6;}</text:p>
          </table:table-cell>
          <table:table-cell table:style-name="ce37" table:formula="of:=COM.MICROSOFT.CONCAT([.$D$1];[.K48];[.K49];[.K50];[.K51];[.K52];[.K53];[.K54];[.K55];[.K56];[.K57];[.K58];[.$D$2])" office:value-type="string" office:string-value="{'Xlabel','Time (Days)';'DataFormat',19;'Ylabel','Q (AU)';'Color','b';'Yaxis',[0 60];'Legend',1;'Grid','on';'Title','RPC04';'LineStyle','NONE';'Marker','.';'MarkerSize',6;}" calcext:value-type="string">
            <text:p>{'Xlabel','Time (Days)';'DataFormat',19;'Ylabel','Q (AU)';'Color','b';'Yaxis',[0 60];'Legend',1;'Grid','on';'Title','RPC04';'LineStyle','NONE';'Marker','.';'MarkerSize',6;}</text:p>
          </table:table-cell>
          <table:table-cell table:style-name="ce37" table:formula="of:=COM.MICROSOFT.CONCAT([.$D$1];[.L48];[.L49];[.L50];[.L51];[.L52];[.L53];[.L54];[.L55];[.L56];[.L57];[.L58];[.$D$2])" office:value-type="string" office:string-value="{'Xlabel','Time (Days)';'DataFormat',19;'Ylabel','Streamers';'Color','b';'Yaxis',[0 0.5];'Legend',1;'Grid','on';'Title','RPC04';'LineStyle','NONE';'Marker','.';'MarkerSize',6;}" calcext:value-type="string">
            <text:p>{'Xlabel','Time (Days)';'DataFormat',19;'Ylabel','Streamers';'Color','b';'Yaxis',[0 0.5];'Legend',1;'Grid','on';'Title','RPC04';'LineStyle','NONE';'Marker','.';'MarkerSize',6;}</text:p>
          </table:table-cell>
          <table:table-cell table:style-name="ce37" table:formula="of:=COM.MICROSOFT.CONCAT([.$D$1];[.M48];[.M49];[.M50];[.M51];[.M52];[.M53];[.M54];[.M55];[.M56];[.M57];[.M58];[.$D$2])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style-name="ce37" table:formula="of:=COM.MICROSOFT.CONCAT([.$D$1];[.N48];[.N49];[.N50];[.N51];[.N52];[.N53];[.N54];[.N55];[.N56];[.N57];[.N58];[.$D$2])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style-name="ce37" table:formula="of:=COM.MICROSOFT.CONCAT([.$D$1];[.O48];[.O49];[.O50];[.O51];[.O52];[.O53];[.O54];[.O55];[.O56];[.O57];[.O58];[.$D$2])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style-name="ce37" table:formula="of:=COM.MICROSOFT.CONCAT([.$D$1];[.P48];[.P49];[.P50];[.P51];[.P52];[.P53];[.P54];[.P55];[.P56];[.P57];[.P58];[.$D$2])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style-name="ce37" table:formula="of:=COM.MICROSOFT.CONCAT([.$D$1];[.Q48];[.Q49];[.Q50];[.Q51];[.Q52];[.Q53];[.Q54];[.Q55];[.Q56];[.Q57];[.Q58];[.$D$2])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style-name="ce37" table:formula="of:=COM.MICROSOFT.CONCAT([.$D$1];[.R48];[.R49];[.R50];[.R51];[.R52];[.R53];[.R54];[.R55];[.R56];[.R57];[.R58];[.$D$2])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style-name="ce37" table:formula="of:=COM.MICROSOFT.CONCAT([.$D$1];[.S48];[.S49];[.S50];[.S51];[.S52];[.S53];[.S54];[.S55];[.S56];[.S57];[.S58];[.$D$2])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style-name="ce37" table:formula="of:=COM.MICROSOFT.CONCAT([.$D$1];[.T48];[.T49];[.T50];[.T51];[.T52];[.T53];[.T54];[.T55];[.T56];[.T57];[.T58];[.$D$2])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style-name="ce37" table:formula="of:=COM.MICROSOFT.CONCAT([.$D$1];[.U48];[.U49];[.U50];[.U51];[.U52];[.U53];[.U54];[.U55];[.U56];[.U57];[.U58];[.$D$2])" office:value-type="string" office:string-value="{'Xlabel','X (AU)';'Ylabel','Y (AU)';'Title','RPC04 XY MAP';'Zrange','MEDIAN002';}" calcext:value-type="string">
            <text:p>{'Xlabel','X (AU)';'Ylabel','Y (AU)';'Title','RPC04 XY MAP';'Zrange','MEDIAN002';}</text:p>
          </table:table-cell>
          <table:table-cell table:style-name="ce37" table:formula="of:=COM.MICROSOFT.CONCAT([.$D$1];[.V48];[.V49];[.V50];[.V51];[.V52];[.V53];[.V54];[.V55];[.V56];[.V57];[.V58];[.$D$2])" office:value-type="string" office:string-value="{'Xlabel','X (AU)';'Ylabel','Y (AU)';'Title','RPC04 XY-Q MAP';'Zrange',[0 40];}" calcext:value-type="string">
            <text:p>{'Xlabel','X (AU)';'Ylabel','Y (AU)';'Title','RPC04 XY-Q MAP';'Zrange',[0 40];}</text:p>
          </table:table-cell>
          <table:table-cell table:style-name="ce37" table:formula="of:=COM.MICROSOFT.CONCAT([.$D$1];[.W48];[.W49];[.W50];[.W51];[.W52];[.W53];[.W54];[.W55];[.W56];[.W57];[.W58];[.$D$2])" office:value-type="string" office:string-value="{'Xlabel','X (AU)';'Ylabel','Y (AU)';'Title','RPC04 XY-Str MAP';'Zrange',[0 0.1];}" calcext:value-type="string">
            <text:p>{'Xlabel','X (AU)';'Ylabel','Y (AU)';'Title','RPC04 XY-Str MAP';'Zrange',[0 0.1];}</text:p>
          </table:table-cell>
          <table:table-cell table:style-name="ce37" table:formula="of:=COM.MICROSOFT.CONCAT([.$D$1];[.X48];[.X49];[.X50];[.X51];[.X52];[.X53];[.X54];[.X55];[.X56];[.X57];[.X58];[.$D$2])" office:value-type="string" office:string-value="{'Xlabel','X (AU)';'Ylabel','Y (AU)';'Title','RPC04 Eff MAP';'Zrange',[0.8 1];}" calcext:value-type="string">
            <text:p>{'Xlabel','X (AU)';'Ylabel','Y (AU)';'Title','RPC04 Eff MAP';'Zrange',[0.8 1];}</text:p>
          </table:table-cell>
          <table:table-cell table:style-name="ce37" table:formula="of:=COM.MICROSOFT.CONCAT([.$D$1];[.Y48];[.Y49];[.Y50];[.Y51];[.Y52];[.Y53];[.Y54];[.Y55];[.Y56];[.Y57];[.Y58];[.$D$2])" office:value-type="string" office:string-value="{'Xlabel','X (AU)';'Ylabel','Y (AU)';'Title','RPC04 XY-ST MAP';'Zrange','MEDIAN002';}" calcext:value-type="string">
            <text:p>{'Xlabel','X (AU)';'Ylabel','Y (AU)';'Title','RPC04 XY-ST MAP';'Zrange','MEDIAN002';}</text:p>
          </table:table-cell>
          <table:table-cell table:style-name="ce37" table:formula="of:=COM.MICROSOFT.CONCAT([.$D$1];[.Z48];[.Z49];[.Z50];[.Z51];[.Z52];[.Z53];[.Z54];[.Z55];[.Z56];[.Z57];[.Z58];[.$D$2])" office:value-type="string" office:string-value="{'Xlabel','X (AU)';'Ylabel','Y (AU)';'Title','RPC04 XY-Q-ST MAP';'Zrange',[0 40];}" calcext:value-type="string">
            <text:p>{'Xlabel','X (AU)';'Ylabel','Y (AU)';'Title','RPC04 XY-Q-ST MAP';'Zrange',[0 40];}</text:p>
          </table:table-cell>
          <table:table-cell table:style-name="ce37" table:formula="of:=COM.MICROSOFT.CONCAT([.$D$1];[.AA48];[.AA49];[.AA50];[.AA51];[.AA52];[.AA53];[.AA54];[.AA55];[.AA56];[.AA57];[.AA58];[.$D$2])" office:value-type="string" office:string-value="{'Xlabel','X (AU)';'Ylabel','Y (AU)';'Title','RPC04 XY-Str-ST MAP';'Zrange',[0 0.1];}" calcext:value-type="string">
            <text:p>{'Xlabel','X (AU)';'Ylabel','Y (AU)';'Title','RPC04 XY-Str-ST MAP';'Zrange',[0 0.1];}</text:p>
          </table:table-cell>
          <table:table-cell table:style-name="ce37" table:formula="of:=COM.MICROSOFT.CONCAT([.$D$1];[.AB48];[.AB49];[.AB50];[.AB51];[.AB52];[.AB53];[.AB54];[.AB55];[.AB56];[.AB57];[.AB58];[.$D$2])" office:value-type="string" office:string-value="{'Xlabel','Time (Days)';'DataFormat',19;'Ylabel','Eff';'Color','b';'Yaxis',[0 1];'Legend',1;'Grid','on';'Title','RPC04';'LineStyle','NONE';'Marker','.';'MarkerSize',6;}" calcext:value-type="string">
            <text:p>{'Xlabel','Time (Days)';'DataFormat',19;'Ylabel','Eff';'Color','b';'Yaxis',[0 1];'Legend',1;'Grid','on';'Title','RPC04';'LineStyle','NONE';'Marker','.';'MarkerSize',6;}</text:p>
          </table:table-cell>
          <table:table-cell table:number-columns-repeated="7"/>
          <table:table-cell table:style-name="ce37" table:number-columns-repeated="190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8"/>
          <table:table-cell table:number-columns-repeated="7" table:style-name="ce26" office:value-type="string" calcext:value-type="string">
            <text:p>'Xlabel','X (AU)'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office:value-type="string" calcext:value-type="string">
            <text:p>'Ylabel','Rate (Hz)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8" table:style-name="ce26" office:value-type="string" calcext:value-type="string">
            <text:p>'Xlabel','Charge (AU)';</text:p>
          </table:table-cell>
          <table:table-cell table:number-columns-repeated="7" table:style-name="ce26" office:value-type="string" calcext:value-type="string">
            <text:p>'Ylabel','Y (AU)';</text:p>
          </table:table-cell>
          <table:table-cell table:style-name="ce26" office:value-type="string" calcext:value-type="string">
            <text:p>'Ylabel','Eff'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3" table:style-name="ce26" office:value-type="string" calcext:value-type="string">
            <text:p>'Color','r';</text:p>
          </table:table-cell>
          <table:table-cell table:number-columns-repeated="3" table:style-name="ce26" office:value-type="string" calcext:value-type="string">
            <text:p>'Color','b';</text:p>
          </table:table-cell>
          <table:table-cell table:number-columns-repeated="4" table:style-name="ce26" office:value-type="string" calcext:value-type="string">
            <text:p>'Color','r';</text:p>
          </table:table-cell>
          <table:table-cell table:number-columns-repeated="4"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Title','RPC04 XY MAP';</text:p>
          </table:table-cell>
          <table:table-cell table:style-name="ce26" office:value-type="string" calcext:value-type="string">
            <text:p>'Title','RPC04 XY-Q MAP';</text:p>
          </table:table-cell>
          <table:table-cell table:style-name="ce26" office:value-type="string" calcext:value-type="string">
            <text:p>'Title','RPC04 XY-Str MAP';</text:p>
          </table:table-cell>
          <table:table-cell table:style-name="ce26" office:value-type="string" calcext:value-type="string">
            <text:p>'Title','RPC04 Eff MAP';</text:p>
          </table:table-cell>
          <table:table-cell table:style-name="ce26" office:value-type="string" calcext:value-type="string">
            <text:p>'Title','RPC04 XY-ST MAP';</text:p>
          </table:table-cell>
          <table:table-cell table:style-name="ce26" office:value-type="string" calcext:value-type="string">
            <text:p>'Title','RPC04 XY-Q-ST MAP';</text:p>
          </table:table-cell>
          <table:table-cell table:style-name="ce26" office:value-type="string" calcext:value-type="string">
            <text:p>'Title','RPC04 XY-Str-ST MAP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5 13];</text:p>
          </table:table-cell>
          <table:table-cell table:style-name="ce26" office:value-type="string" calcext:value-type="string">
            <text:p>'Yaxis',[0 500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<text:span text:style-name="T4">'Zrange'</text:span>,[0.8 1]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'Yaxis',[0 1]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Legend'</text:span>,1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Grid'</text:span>,'on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11" table:style-name="ce26" office:value-type="string" calcext:value-type="string">
            <text:p>'Title','RPC04'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7"/>
          <table:table-cell table:style-name="ce26" office:value-type="string" calcext:value-type="string">
            <text:p>'Title','RPC04';</text:p>
          </table:table-cell>
          <table:table-cell table:number-columns-repeated="7"/>
          <table:table-cell table:style-name="ce26" table:number-columns-repeated="9"/>
          <table:table-cell table:style-name="ce38" table:number-columns-repeated="181"/>
        </table:table-row>
        <table:table-row table:style-name="ro1">
          <table:table-cell table:style-name="ce26"/>
          <table:table-cell table:number-columns-repeated="11" table:style-name="ce26" office:value-type="string" calcext:value-type="string">
            <text:p>'LineStyle','NONE';</text:p>
          </table:table-cell>
          <table:table-cell table:style-name="ce26" table:number-columns-repeated="15"/>
          <table:table-cell table:style-name="ce26" office:value-type="string" calcext:value-type="string">
            <text:p>'LineStyle','NONE';</text:p>
          </table:table-cell>
          <table:table-cell table:style-name="ce7" table:number-columns-repeated="197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table:number-columns-repeated="15"/>
          <table:table-cell table:style-name="ce26" office:value-type="string" calcext:value-type="string">
            <text:p>'Marker','.';</text:p>
          </table:table-cell>
          <table:table-cell table:style-name="ce38" table:number-columns-repeated="5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Size',6;</text:p>
          </table:table-cell>
          <table:table-cell table:number-columns-repeated="3" table:style-name="ce26" office:value-type="string" calcext:value-type="string">
            <text:p>'MarkerSize',12;</text:p>
          </table:table-cell>
          <table:table-cell table:number-columns-repeated="3" table:style-name="ce26" office:value-type="string" calcext:value-type="string">
            <text:p>'MarkerSize',6;</text:p>
          </table:table-cell>
          <table:table-cell table:style-name="ce26" table:number-columns-repeated="15"/>
          <table:table-cell table:style-name="ce26" office:value-type="string" calcext:value-type="string">
            <text:p>'MarkerSize',6;</text:p>
          </table:table-cell>
          <table:table-cell table:style-name="ce38" table:number-columns-repeated="197"/>
        </table:table-row>
        <table:table-row table:style-name="ro1">
          <table:table-cell table:style-name="ce26" table:number-columns-repeated="28"/>
          <table:table-cell table:style-name="ce7" table:number-columns-repeated="197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AB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office:forms form:automatic-focus="false" form:apply-design-mode="false"/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0" calcext:value-type="float">
            <text:p>0</text:p>
          </table:table-cell>
          <table:table-cell table:formula="of:=[$LookUpTable.C31]" office:value-type="float" office:value="0" calcext:value-type="float">
            <text:p>0</text:p>
          </table:table-cell>
          <table:table-cell table:formula="of:=[$LookUpTable.D31]" office:value-type="float" office:value="0" calcext:value-type="float">
            <text:p>0</text:p>
          </table:table-cell>
          <table:table-cell table:formula="of:=[$LookUpTable.E31]" office:value-type="float" office:value="0" calcext:value-type="float">
            <text:p>0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1" calcext:value-type="float">
            <text:p>1</text:p>
          </table:table-cell>
          <table:table-cell table:formula="of:=[$LookUpTable.J31]" office:value-type="float" office:value="1" calcext:value-type="float">
            <text:p>1</text:p>
          </table:table-cell>
          <table:table-cell table:formula="of:=[$LookUpTable.K31]" office:value-type="float" office:value="1" calcext:value-type="float">
            <text:p>1</text:p>
          </table:table-cell>
          <table:table-cell table:formula="of:=[$LookUpTable.L31]" office:value-type="float" office:value="1" calcext:value-type="float">
            <text:p>1</text:p>
          </table:table-cell>
          <table:table-cell table:formula="of:=[$LookUpTable.M31]" office:value-type="float" office:value="1" calcext:value-type="float">
            <text:p>1</text:p>
          </table:table-cell>
          <table:table-cell table:formula="of:=[$LookUpTable.N31]" office:value-type="float" office:value="1" calcext:value-type="float">
            <text:p>1</text:p>
          </table:table-cell>
          <table:table-cell table:formula="of:=[$LookUpTable.O31]" office:value-type="float" office:value="1" calcext:value-type="float">
            <text:p>1</text:p>
          </table:table-cell>
          <table:table-cell table:formula="of:=[$LookUpTable.P31]" office:value-type="float" office:value="1" calcext:value-type="float">
            <text:p>1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1" calcext:value-type="float">
            <text:p>1</text:p>
          </table:table-cell>
          <table:table-cell table:formula="of:=[$LookUpTable.S31]" office:value-type="float" office:value="1" calcext:value-type="float">
            <text:p>1</text:p>
          </table:table-cell>
          <table:table-cell table:formula="of:=[$LookUpTable.T31]" office:value-type="float" office:value="1" calcext:value-type="float">
            <text:p>1</text:p>
          </table:table-cell>
          <table:table-cell table:formula="of:=[$LookUpTable.U31]" office:value-type="float" office:value="1" calcext:value-type="float">
            <text:p>1</text:p>
          </table:table-cell>
          <table:table-cell table:formula="of:=[$LookUpTable.V31]" office:value-type="float" office:value="1" calcext:value-type="float">
            <text:p>1</text:p>
          </table:table-cell>
          <table:table-cell table:formula="of:=[$LookUpTable.W31]" office:value-type="float" office:value="1" calcext:value-type="float">
            <text:p>1</text:p>
          </table:table-cell>
          <table:table-cell table:formula="of:=[$LookUpTable.X31]" office:value-type="float" office:value="1" calcext:value-type="float">
            <text:p>1</text:p>
          </table:table-cell>
          <table:table-cell table:formula="of:=[$LookUpTable.Y31]" office:value-type="float" office:value="1" calcext:value-type="float">
            <text:p>1</text:p>
          </table:table-cell>
          <table:table-cell table:formula="of:=[$LookUpTable.Z31]" office:value-type="float" office:value="1" calcext:value-type="float">
            <text:p>1</text:p>
          </table:table-cell>
          <table:table-cell table:formula="of:=[$LookUpTable.AA31]" office:value-type="float" office:value="1" calcext:value-type="float">
            <text:p>1</text:p>
          </table:table-cell>
          <table:table-cell table:formula="of:=[$LookUpTable.AB31]" office:value-type="float" office:value="1" calcext:value-type="float">
            <text:p>1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2" calcext:value-type="float">
            <text:p>2</text:p>
          </table:table-cell>
          <table:table-cell table:formula="of:=[$LookUpTable.E32]" office:value-type="float" office:value="2" calcext:value-type="float">
            <text:p>2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1" calcext:value-type="float">
            <text:p>1</text:p>
          </table:table-cell>
          <table:table-cell table:formula="of:=[$LookUpTable.H32]" office:value-type="float" office:value="1" calcext:value-type="float">
            <text:p>1</text:p>
          </table:table-cell>
          <table:table-cell table:formula="of:=[$LookUpTable.I32]" office:value-type="float" office:value="1" calcext:value-type="float">
            <text:p>1</text:p>
          </table:table-cell>
          <table:table-cell table:formula="of:=[$LookUpTable.J32]" office:value-type="float" office:value="1" calcext:value-type="float">
            <text:p>1</text:p>
          </table:table-cell>
          <table:table-cell table:formula="of:=[$LookUpTable.K32]" office:value-type="float" office:value="1" calcext:value-type="float">
            <text:p>1</text:p>
          </table:table-cell>
          <table:table-cell table:formula="of:=[$LookUpTable.L32]" office:value-type="float" office:value="1" calcext:value-type="float">
            <text:p>1</text:p>
          </table:table-cell>
          <table:table-cell table:formula="of:=[$LookUpTable.M32]" office:value-type="float" office:value="2" calcext:value-type="float">
            <text:p>2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2" calcext:value-type="float">
            <text:p>2</text:p>
          </table:table-cell>
          <table:table-cell table:formula="of:=[$LookUpTable.S32]" office:value-type="float" office:value="2" calcext:value-type="float">
            <text:p>2</text:p>
          </table:table-cell>
          <table:table-cell table:formula="of:=[$LookUpTable.T32]" office:value-type="float" office:value="2" calcext:value-type="float">
            <text:p>2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3" calcext:value-type="float">
            <text:p>3</text:p>
          </table:table-cell>
          <table:table-cell table:formula="of:=[$LookUpTable.W32]" office:value-type="float" office:value="3" calcext:value-type="float">
            <text:p>3</text:p>
          </table:table-cell>
          <table:table-cell table:formula="of:=[$LookUpTable.X32]" office:value-type="float" office:value="3" calcext:value-type="float">
            <text:p>3</text:p>
          </table:table-cell>
          <table:table-cell table:formula="of:=[$LookUpTable.Y32]" office:value-type="float" office:value="4" calcext:value-type="float">
            <text:p>4</text:p>
          </table:table-cell>
          <table:table-cell table:formula="of:=[$LookUpTable.Z32]" office:value-type="float" office:value="4" calcext:value-type="float">
            <text:p>4</text:p>
          </table:table-cell>
          <table:table-cell table:formula="of:=[$LookUpTable.AA32]" office:value-type="float" office:value="4" calcext:value-type="float">
            <text:p>4</text:p>
          </table:table-cell>
          <table:table-cell table:formula="of:=[$LookUpTable.AB32]" office:value-type="float" office:value="1" calcext:value-type="float">
            <text:p>1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2,2" calcext:value-type="string">
            <text:p>2,2</text:p>
          </table:table-cell>
          <table:table-cell table:formula="of:=[$LookUpTable.N33]" office:value-type="string" office:string-value="2,2" calcext:value-type="string">
            <text:p>2,2</text:p>
          </table:table-cell>
          <table:table-cell table:formula="of:=[$LookUpTable.O33]" office:value-type="string" office:string-value="2,2" calcext:value-type="string">
            <text:p>2,2</text:p>
          </table:table-cell>
          <table:table-cell table:formula="of:=[$LookUpTable.P33]" office:value-type="string" office:string-value="2,2" calcext:value-type="string">
            <text:p>2,2</text:p>
          </table:table-cell>
          <table:table-cell table:formula="of:=[$LookUpTable.Q33]" office:value-type="string" office:string-value="2,2" calcext:value-type="string">
            <text:p>2,2</text:p>
          </table:table-cell>
          <table:table-cell table:formula="of:=[$LookUpTable.R33]" office:value-type="string" office:string-value="2,2" calcext:value-type="string">
            <text:p>2,2</text:p>
          </table:table-cell>
          <table:table-cell table:formula="of:=[$LookUpTable.S33]" office:value-type="string" office:string-value="2,2" calcext:value-type="string">
            <text:p>2,2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2,2" calcext:value-type="string">
            <text:p>2,2</text:p>
          </table:table-cell>
          <table:table-cell table:formula="of:=[$LookUpTable.W33]" office:value-type="string" office:string-value="2,2" calcext:value-type="string">
            <text:p>2,2</text:p>
          </table:table-cell>
          <table:table-cell table:formula="of:=[$LookUpTable.X33]" office:value-type="string" office:string-value="2,2" calcext:value-type="string">
            <text:p>2,2</text:p>
          </table:table-cell>
          <table:table-cell table:formula="of:=[$LookUpTable.Y33]" office:value-type="string" office:string-value="2,2" calcext:value-type="string">
            <text:p>2,2</text:p>
          </table:table-cell>
          <table:table-cell table:formula="of:=[$LookUpTable.Z33]" office:value-type="string" office:string-value="2,2" calcext:value-type="string">
            <text:p>2,2</text:p>
          </table:table-cell>
          <table:table-cell table:formula="of:=[$LookUpTable.AA33]" office:value-type="string" office:string-value="2,2" calcext:value-type="string">
            <text:p>2,2</text:p>
          </table:table-cell>
          <table:table-cell table:formula="of:=[$LookUpTable.AB33]" office:value-type="string" office:string-value="5,1" calcext:value-type="string">
            <text:p>5,1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2" calcext:value-type="float">
            <text:p>2</text:p>
          </table:table-cell>
          <table:table-cell table:formula="of:=[$LookUpTable.F34]" office:value-type="float" office:value="1" calcext:value-type="float">
            <text:p>1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2" calcext:value-type="float">
            <text:p>2</text:p>
          </table:table-cell>
          <table:table-cell table:formula="of:=[$LookUpTable.I34]" office:value-type="float" office:value="3" calcext:value-type="float">
            <text:p>3</text:p>
          </table:table-cell>
          <table:table-cell table:formula="of:=[$LookUpTable.J34]" office:value-type="float" office:value="2" calcext:value-type="float">
            <text:p>2</text:p>
          </table:table-cell>
          <table:table-cell table:formula="of:=[$LookUpTable.K34]" office:value-type="float" office:value="2" calcext:value-type="float">
            <text:p>2</text:p>
          </table:table-cell>
          <table:table-cell table:formula="of:=[$LookUpTable.L34]" office:value-type="float" office:value="3" calcext:value-type="float">
            <text:p>3</text:p>
          </table:table-cell>
          <table:table-cell table:formula="of:=[$LookUpTable.M34]" office:value-type="float" office:value="1" calcext:value-type="float">
            <text:p>1</text:p>
          </table:table-cell>
          <table:table-cell table:formula="of:=[$LookUpTable.N34]" office:value-type="float" office:value="3" calcext:value-type="float">
            <text:p>3</text:p>
          </table:table-cell>
          <table:table-cell table:formula="of:=[$LookUpTable.O34]" office:value-type="float" office:value="2" calcext:value-type="float">
            <text:p>2</text:p>
          </table:table-cell>
          <table:table-cell table:formula="of:=[$LookUpTable.P34]" office:value-type="float" office:value="4" calcext:value-type="float">
            <text:p>4</text:p>
          </table:table-cell>
          <table:table-cell table:formula="of:=[$LookUpTable.Q34]" office:value-type="float" office:value="1" calcext:value-type="float">
            <text:p>1</text:p>
          </table:table-cell>
          <table:table-cell table:formula="of:=[$LookUpTable.R34]" office:value-type="float" office:value="3" calcext:value-type="float">
            <text:p>3</text:p>
          </table:table-cell>
          <table:table-cell table:formula="of:=[$LookUpTable.S34]" office:value-type="float" office:value="2" calcext:value-type="float">
            <text:p>2</text:p>
          </table:table-cell>
          <table:table-cell table:formula="of:=[$LookUpTable.T34]" office:value-type="float" office:value="4" calcext:value-type="float">
            <text:p>4</text:p>
          </table:table-cell>
          <table:table-cell table:formula="of:=[$LookUpTable.U34]" office:value-type="float" office:value="1" calcext:value-type="float">
            <text:p>1</text:p>
          </table:table-cell>
          <table:table-cell table:formula="of:=[$LookUpTable.V34]" office:value-type="float" office:value="2" calcext:value-type="float">
            <text:p>2</text:p>
          </table:table-cell>
          <table:table-cell table:formula="of:=[$LookUpTable.W34]" office:value-type="float" office:value="3" calcext:value-type="float">
            <text:p>3</text:p>
          </table:table-cell>
          <table:table-cell table:formula="of:=[$LookUpTable.X34]" office:value-type="float" office:value="4" calcext:value-type="float">
            <text:p>4</text:p>
          </table:table-cell>
          <table:table-cell table:formula="of:=[$LookUpTable.Y34]" office:value-type="float" office:value="1" calcext:value-type="float">
            <text:p>1</text:p>
          </table:table-cell>
          <table:table-cell table:formula="of:=[$LookUpTable.Z34]" office:value-type="float" office:value="2" calcext:value-type="float">
            <text:p>2</text:p>
          </table:table-cell>
          <table:table-cell table:formula="of:=[$LookUpTable.AA34]" office:value-type="float" office:value="3" calcext:value-type="float">
            <text:p>3</text:p>
          </table:table-cell>
          <table:table-cell table:formula="of:=[$LookUpTable.AB34]" office:value-type="float" office:value="4" calcext:value-type="float">
            <text:p>4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VHVp" calcext:value-type="string">
            <text:p>VHVp</text:p>
          </table:table-cell>
          <table:table-cell table:formula="of:=[$LookUpTable.E35]" office:value-type="string" office:string-value="VHVn" calcext:value-type="string">
            <text:p>VHVn</text:p>
          </table:table-cell>
          <table:table-cell table:formula="of:=[$LookUpTable.F35]" office:value-type="string" office:string-value="Rate" calcext:value-type="string">
            <text:p>Rate</text:p>
          </table:table-cell>
          <table:table-cell table:formula="of:=[$LookUpTable.G35]" office:value-type="string" office:string-value="QMean-ST" calcext:value-type="string">
            <text:p>QMean-ST</text:p>
          </table:table-cell>
          <table:table-cell table:formula="of:=[$LookUpTable.H35]" office:value-type="string" office:string-value="QMedian-ST" calcext:value-type="string">
            <text:p>QMedian-ST</text:p>
          </table:table-cell>
          <table:table-cell table:formula="of:=[$LookUpTable.I35]" office:value-type="string" office:string-value="Str-ST" calcext:value-type="string">
            <text:p>Str-ST</text:p>
          </table:table-cell>
          <table:table-cell table:formula="of:=[$LookUpTable.J35]" office:value-type="string" office:string-value="QMean" calcext:value-type="string">
            <text:p>QMean</text:p>
          </table:table-cell>
          <table:table-cell table:formula="of:=[$LookUpTable.K35]" office:value-type="string" office:string-value="QMedian" calcext:value-type="string">
            <text:p>QMedian</text:p>
          </table:table-cell>
          <table:table-cell table:formula="of:=[$LookUpTable.L35]" office:value-type="string" office:string-value="Str" calcext:value-type="string">
            <text:p>Str</text:p>
          </table:table-cell>
          <table:table-cell table:formula="of:=[$LookUpTable.M35]" office:value-type="string" office:string-value="Q-ST" calcext:value-type="string">
            <text:p>Q-ST</text:p>
          </table:table-cell>
          <table:table-cell table:formula="of:=[$LookUpTable.N35]" office:value-type="string" office:string-value="Q-ST" calcext:value-type="string">
            <text:p>Q-ST</text:p>
          </table:table-cell>
          <table:table-cell table:formula="of:=[$LookUpTable.O35]" office:value-type="string" office:string-value="Q-ST" calcext:value-type="string">
            <text:p>Q-ST</text:p>
          </table:table-cell>
          <table:table-cell table:formula="of:=[$LookUpTable.P35]" office:value-type="string" office:string-value="Q-ST" calcext:value-type="string">
            <text:p>Q-ST</text:p>
          </table:table-cell>
          <table:table-cell table:formula="of:=[$LookUpTable.Q35]" office:value-type="string" office:string-value="Q" calcext:value-type="string">
            <text:p>Q</text:p>
          </table:table-cell>
          <table:table-cell table:formula="of:=[$LookUpTable.R35]" office:value-type="string" office:string-value="Q" calcext:value-type="string">
            <text:p>Q</text:p>
          </table:table-cell>
          <table:table-cell table:formula="of:=[$LookUpTable.S35]" office:value-type="string" office:string-value="Q" calcext:value-type="string">
            <text:p>Q</text:p>
          </table:table-cell>
          <table:table-cell table:formula="of:=[$LookUpTable.T35]" office:value-type="string" office:string-value="Q" calcext:value-type="string">
            <text:p>Q</text:p>
          </table:table-cell>
          <table:table-cell table:formula="of:=[$LookUpTable.U35]" office:value-type="string" office:string-value="xyMap" calcext:value-type="string">
            <text:p>xyMap</text:p>
          </table:table-cell>
          <table:table-cell table:formula="of:=[$LookUpTable.V35]" office:value-type="string" office:string-value="QMapMean" calcext:value-type="string">
            <text:p>QMapMean</text:p>
          </table:table-cell>
          <table:table-cell table:formula="of:=[$LookUpTable.W35]" office:value-type="string" office:string-value="StrMap" calcext:value-type="string">
            <text:p>StrMap</text:p>
          </table:table-cell>
          <table:table-cell table:formula="of:=[$LookUpTable.X35]" office:value-type="string" office:string-value="EffMap" calcext:value-type="string">
            <text:p>EffMap</text:p>
          </table:table-cell>
          <table:table-cell table:formula="of:=[$LookUpTable.Y35]" office:value-type="string" office:string-value="xyMap-ST" calcext:value-type="string">
            <text:p>xyMap-ST</text:p>
          </table:table-cell>
          <table:table-cell table:formula="of:=[$LookUpTable.Z35]" office:value-type="string" office:string-value="QMapMean-ST" calcext:value-type="string">
            <text:p>QMapMean-ST</text:p>
          </table:table-cell>
          <table:table-cell table:formula="of:=[$LookUpTable.AA35]" office:value-type="string" office:string-value="StrMap-ST" calcext:value-type="string">
            <text:p>StrMap-ST</text:p>
          </table:table-cell>
          <table:table-cell table:formula="of:=[$LookUpTable.AB35]" office:value-type="string" office:string-value="Eff" calcext:value-type="string">
            <text:p>Eff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1" calcext:value-type="float">
            <text:p>1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6" calcext:value-type="float">
            <text:p>6</text:p>
          </table:table-cell>
          <table:table-cell table:formula="of:=[$LookUpTable.N37]" office:value-type="float" office:value="6" calcext:value-type="float">
            <text:p>6</text:p>
          </table:table-cell>
          <table:table-cell table:formula="of:=[$LookUpTable.O37]" office:value-type="float" office:value="6" calcext:value-type="float">
            <text:p>6</text:p>
          </table:table-cell>
          <table:table-cell table:formula="of:=[$LookUpTable.P37]" office:value-type="float" office:value="6" calcext:value-type="float">
            <text:p>6</text:p>
          </table:table-cell>
          <table:table-cell table:formula="of:=[$LookUpTable.Q37]" office:value-type="float" office:value="6" calcext:value-type="float">
            <text:p>6</text:p>
          </table:table-cell>
          <table:table-cell table:formula="of:=[$LookUpTable.R37]" office:value-type="float" office:value="6" calcext:value-type="float">
            <text:p>6</text:p>
          </table:table-cell>
          <table:table-cell table:formula="of:=[$LookUpTable.S37]" office:value-type="float" office:value="6" calcext:value-type="float">
            <text:p>6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3" calcext:value-type="float">
            <text:p>3</text:p>
          </table:table-cell>
          <table:table-cell table:formula="of:=[$LookUpTable.V37]" office:value-type="float" office:value="3" calcext:value-type="float">
            <text:p>3</text:p>
          </table:table-cell>
          <table:table-cell table:formula="of:=[$LookUpTable.W37]" office:value-type="float" office:value="3" calcext:value-type="float">
            <text:p>3</text:p>
          </table:table-cell>
          <table:table-cell table:formula="of:=[$LookUpTable.X37]" office:value-type="float" office:value="3" calcext:value-type="float">
            <text:p>3</text:p>
          </table:table-cell>
          <table:table-cell table:formula="of:=[$LookUpTable.Y37]" office:value-type="float" office:value="3" calcext:value-type="float">
            <text:p>3</text:p>
          </table:table-cell>
          <table:table-cell table:formula="of:=[$LookUpTable.Z37]" office:value-type="float" office:value="3" calcext:value-type="float">
            <text:p>3</text:p>
          </table:table-cell>
          <table:table-cell table:formula="of:=[$LookUpTable.AA37]" office:value-type="float" office:value="3" calcext:value-type="float">
            <text:p>3</text:p>
          </table:table-cell>
          <table:table-cell table:formula="of:=[$LookUpTable.AB37]" office:value-type="float" office:value="1" calcext:value-type="float">
            <text:p>1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1" calcext:value-type="float">
            <text:p>1</text:p>
          </table:table-cell>
          <table:table-cell table:formula="of:=[$LookUpTable.AA38]" office:value-type="float" office:value="1" calcext:value-type="float">
            <text:p>1</text:p>
          </table:table-cell>
          <table:table-cell table:formula="of:=[$LookUpTable.AB38]" office:value-type="float" office:value="1" calcext:value-type="float">
            <text:p>1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0,''}" calcext:value-type="string">
            <text:p>{0,''}</text:p>
          </table:table-cell>
          <table:table-cell table:formula="of:=[$LookUpTable.Q39]" office:value-type="string" office:string-value="{0,''}" calcext:value-type="string">
            <text:p>{0,''}</text:p>
          </table:table-cell>
          <table:table-cell table:formula="of:=[$LookUpTable.R39]" office:value-type="string" office:string-value="{0,''}" calcext:value-type="string">
            <text:p>{0,''}</text:p>
          </table:table-cell>
          <table:table-cell table:formula="of:=[$LookUpTable.S39]" office:value-type="string" office:string-value="{0,''}" calcext:value-type="string">
            <text:p>{0,'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string" office:string-value="{0,''}" calcext:value-type="string">
            <text:p>{0,''}</text:p>
          </table:table-cell>
          <table:table-cell table:formula="of:=[$LookUpTable.AA39]" office:value-type="string" office:string-value="{0,''}" calcext:value-type="string">
            <text:p>{0,''}</text:p>
          </table:table-cell>
          <table:table-cell table:formula="of:=[$LookUpTable.AB39]" office:value-type="string" office:string-value="{0,''}" calcext:value-type="string">
            <text:p>{0,''}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0.5];'Legend',1;'Grid','on';'Title','RPC04';'LineStyle','NONE';'Marker','.';'MarkerSize',6;}" calcext:value-type="string">
            <text:p>{'Xlabel','Time (Days)';'DataFormat',19;'Ylabel','Current (nA)';'Yaxis',[0 0.5];'Legend',1;'Grid','on';'Title','RPC04';'LineStyle','NONE';'Marker','.';'MarkerSize',6;}</text:p>
          </table:table-cell>
          <table:table-cell table:formula="of:=[$LookUpTable.C47]" office:value-type="string" office:string-value="{'Xlabel','Time (Days)';'DataFormat',19;'Ylabel','Current (nA)';'Color','r';'Yaxis',[0 0.5];'Legend',1;'Grid','on';'Title','RPC04';'LineStyle','NONE';'Marker','.';'MarkerSize',6;}" calcext:value-type="string">
            <text:p>{'Xlabel','Time (Days)';'DataFormat',19;'Ylabel','Current (nA)';'Color','r';'Yaxis',[0 0.5];'Legend',1;'Grid','on';'Title','RPC04';'LineStyle','NONE';'Marker','.';'MarkerSize',6;}</text:p>
          </table:table-cell>
          <table:table-cell table:formula="of:=[$LookUpTable.D47]" office:value-type="string" office:string-value="{'Xlabel','Time (Days)';'DataFormat',19;'Ylabel','Voltage (V)';'Yaxis',[5 13];'Legend',1;'Grid','on';'Title','RPC04';'LineStyle','NONE';'Marker','.';'MarkerSize',6;}" calcext:value-type="string">
            <text:p>{'Xlabel','Time (Days)';'DataFormat',19;'Ylabel','Voltage (V)';'Yaxis',[5 13];'Legend',1;'Grid','on';'Title','RPC04';'LineStyle','NONE';'Marker','.';'MarkerSize',6;}</text:p>
          </table:table-cell>
          <table:table-cell table:formula="of:=[$LookUpTable.E47]" office:value-type="string" office:string-value="{'Xlabel','Time (Days)';'DataFormat',19;'Ylabel','Voltage (V)';'Color','r';'Yaxis',[5 13];'Legend',1;'Grid','on';'Title','RPC04';'LineStyle','NONE';'Marker','.';'MarkerSize',6;}" calcext:value-type="string">
            <text:p>{'Xlabel','Time (Days)';'DataFormat',19;'Ylabel','Voltage (V)';'Color','r';'Yaxis',[5 13];'Legend',1;'Grid','on';'Title','RPC04';'LineStyle','NONE';'Marker','.';'MarkerSize',6;}</text:p>
          </table:table-cell>
          <table:table-cell table:formula="of:=[$LookUpTable.F47]" office:value-type="string" office:string-value="{'Xlabel','Time (Days)';'DataFormat',19;'Ylabel','Rate (Hz)';'Color','b';'Yaxis',[0 500];'Legend',1;'Grid','on';'Title','RPC04';'LineStyle','NONE';'Marker','.';'MarkerSize',6;}" calcext:value-type="string">
            <text:p>{'Xlabel','Time (Days)';'DataFormat',19;'Ylabel','Rate (Hz)';'Color','b';'Yaxis',[0 500];'Legend',1;'Grid','on';'Title','RPC04';'LineStyle','NONE';'Marker','.';'MarkerSize',6;}</text:p>
          </table:table-cell>
          <table:table-cell table:formula="of:=[$LookUpTable.G47]" office:value-type="string" office:string-value="{'Xlabel','Time (Days)';'DataFormat',19;'Ylabel','Q (AU)';'Color','r';'Yaxis',[0 60];'Legend',1;'Grid','on';'Title','RPC04';'LineStyle','NONE';'Marker','*';'MarkerSize',12;}" calcext:value-type="string">
            <text:p>{'Xlabel','Time (Days)';'DataFormat',19;'Ylabel','Q (AU)';'Color','r';'Yaxis',[0 60];'Legend',1;'Grid','on';'Title','RPC04';'LineStyle','NONE';'Marker','*';'MarkerSize',12;}</text:p>
          </table:table-cell>
          <table:table-cell table:formula="of:=[$LookUpTable.H47]" office:value-type="string" office:string-value="{'Xlabel','Time (Days)';'DataFormat',19;'Ylabel','Q (AU)';'Color','r';'Yaxis',[0 60];'Legend',1;'Grid','on';'Title','RPC04';'LineStyle','NONE';'Marker','.';'MarkerSize',12;}" calcext:value-type="string">
            <text:p>{'Xlabel','Time (Days)';'DataFormat',19;'Ylabel','Q (AU)';'Color','r';'Yaxis',[0 60];'Legend',1;'Grid','on';'Title','RPC04';'LineStyle','NONE';'Marker','.';'MarkerSize',12;}</text:p>
          </table:table-cell>
          <table:table-cell table:formula="of:=[$LookUpTable.I47]" office:value-type="string" office:string-value="{'Xlabel','Time (Days)';'DataFormat',19;'Ylabel','Streamers';'Color','r';'Yaxis',[0 0.5];'Legend',1;'Grid','on';'Title','RPC04';'LineStyle','NONE';'Marker','.';'MarkerSize',12;}" calcext:value-type="string">
            <text:p>{'Xlabel','Time (Days)';'DataFormat',19;'Ylabel','Streamers';'Color','r';'Yaxis',[0 0.5];'Legend',1;'Grid','on';'Title','RPC04';'LineStyle','NONE';'Marker','.';'MarkerSize',12;}</text:p>
          </table:table-cell>
          <table:table-cell table:formula="of:=[$LookUpTable.J47]" office:value-type="string" office:string-value="{'Xlabel','Time (Days)';'DataFormat',19;'Ylabel','Q (AU)';'Color','b';'Yaxis',[0 60];'Legend',1;'Grid','on';'Title','RPC04';'LineStyle','NONE';'Marker','*';'MarkerSize',6;}" calcext:value-type="string">
            <text:p>{'Xlabel','Time (Days)';'DataFormat',19;'Ylabel','Q (AU)';'Color','b';'Yaxis',[0 60];'Legend',1;'Grid','on';'Title','RPC04';'LineStyle','NONE';'Marker','*';'MarkerSize',6;}</text:p>
          </table:table-cell>
          <table:table-cell table:formula="of:=[$LookUpTable.K47]" office:value-type="string" office:string-value="{'Xlabel','Time (Days)';'DataFormat',19;'Ylabel','Q (AU)';'Color','b';'Yaxis',[0 60];'Legend',1;'Grid','on';'Title','RPC04';'LineStyle','NONE';'Marker','.';'MarkerSize',6;}" calcext:value-type="string">
            <text:p>{'Xlabel','Time (Days)';'DataFormat',19;'Ylabel','Q (AU)';'Color','b';'Yaxis',[0 60];'Legend',1;'Grid','on';'Title','RPC04';'LineStyle','NONE';'Marker','.';'MarkerSize',6;}</text:p>
          </table:table-cell>
          <table:table-cell table:formula="of:=[$LookUpTable.L47]" office:value-type="string" office:string-value="{'Xlabel','Time (Days)';'DataFormat',19;'Ylabel','Streamers';'Color','b';'Yaxis',[0 0.5];'Legend',1;'Grid','on';'Title','RPC04';'LineStyle','NONE';'Marker','.';'MarkerSize',6;}" calcext:value-type="string">
            <text:p>{'Xlabel','Time (Days)';'DataFormat',19;'Ylabel','Streamers';'Color','b';'Yaxis',[0 0.5];'Legend',1;'Grid','on';'Title','RPC04';'LineStyle','NONE';'Marker','.';'MarkerSize',6;}</text:p>
          </table:table-cell>
          <table:table-cell table:formula="of:=[$LookUpTable.M47]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formula="of:=[$LookUpTable.N47]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formula="of:=[$LookUpTable.O47]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formula="of:=[$LookUpTable.P47]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formula="of:=[$LookUpTable.Q47]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formula="of:=[$LookUpTable.R47]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formula="of:=[$LookUpTable.S47]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formula="of:=[$LookUpTable.T47]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formula="of:=[$LookUpTable.U47]" office:value-type="string" office:string-value="{'Xlabel','X (AU)';'Ylabel','Y (AU)';'Title','RPC04 XY MAP';'Zrange','MEDIAN002';}" calcext:value-type="string">
            <text:p>{'Xlabel','X (AU)';'Ylabel','Y (AU)';'Title','RPC04 XY MAP';'Zrange','MEDIAN002';}</text:p>
          </table:table-cell>
          <table:table-cell table:formula="of:=[$LookUpTable.V47]" office:value-type="string" office:string-value="{'Xlabel','X (AU)';'Ylabel','Y (AU)';'Title','RPC04 XY-Q MAP';'Zrange',[0 40];}" calcext:value-type="string">
            <text:p>{'Xlabel','X (AU)';'Ylabel','Y (AU)';'Title','RPC04 XY-Q MAP';'Zrange',[0 40];}</text:p>
          </table:table-cell>
          <table:table-cell table:formula="of:=[$LookUpTable.W47]" office:value-type="string" office:string-value="{'Xlabel','X (AU)';'Ylabel','Y (AU)';'Title','RPC04 XY-Str MAP';'Zrange',[0 0.1];}" calcext:value-type="string">
            <text:p>{'Xlabel','X (AU)';'Ylabel','Y (AU)';'Title','RPC04 XY-Str MAP';'Zrange',[0 0.1];}</text:p>
          </table:table-cell>
          <table:table-cell table:formula="of:=[$LookUpTable.X47]" office:value-type="string" office:string-value="{'Xlabel','X (AU)';'Ylabel','Y (AU)';'Title','RPC04 Eff MAP';'Zrange',[0.8 1];}" calcext:value-type="string">
            <text:p>{'Xlabel','X (AU)';'Ylabel','Y (AU)';'Title','RPC04 Eff MAP';'Zrange',[0.8 1];}</text:p>
          </table:table-cell>
          <table:table-cell table:formula="of:=[$LookUpTable.Y47]" office:value-type="string" office:string-value="{'Xlabel','X (AU)';'Ylabel','Y (AU)';'Title','RPC04 XY-ST MAP';'Zrange','MEDIAN002';}" calcext:value-type="string">
            <text:p>{'Xlabel','X (AU)';'Ylabel','Y (AU)';'Title','RPC04 XY-ST MAP';'Zrange','MEDIAN002';}</text:p>
          </table:table-cell>
          <table:table-cell table:formula="of:=[$LookUpTable.Z47]" office:value-type="string" office:string-value="{'Xlabel','X (AU)';'Ylabel','Y (AU)';'Title','RPC04 XY-Q-ST MAP';'Zrange',[0 40];}" calcext:value-type="string">
            <text:p>{'Xlabel','X (AU)';'Ylabel','Y (AU)';'Title','RPC04 XY-Q-ST MAP';'Zrange',[0 40];}</text:p>
          </table:table-cell>
          <table:table-cell table:formula="of:=[$LookUpTable.AA47]" office:value-type="string" office:string-value="{'Xlabel','X (AU)';'Ylabel','Y (AU)';'Title','RPC04 XY-Str-ST MAP';'Zrange',[0 0.1];}" calcext:value-type="string">
            <text:p>{'Xlabel','X (AU)';'Ylabel','Y (AU)';'Title','RPC04 XY-Str-ST MAP';'Zrange',[0 0.1];}</text:p>
          </table:table-cell>
          <table:table-cell table:formula="of:=[$LookUpTable.AB47]" office:value-type="string" office:string-value="{'Xlabel','Time (Days)';'DataFormat',19;'Ylabel','Eff';'Color','b';'Yaxis',[0 1];'Legend',1;'Grid','on';'Title','RPC04';'LineStyle','NONE';'Marker','.';'MarkerSize',6;}" calcext:value-type="string">
            <text:p>{'Xlabel','Time (Days)';'DataFormat',19;'Ylabel','Eff';'Color','b';'Yaxis',[0 1];'Legend',1;'Grid','on';'Title','RPC04';'LineStyle','NONE';'Marker','.';'MarkerSize',6;}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 table:number-columns-repeated="4"/>
          <table:table-cell table:style-name="ce17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ON </text:p>
          </table:table-cell>
          <table:table-cell table:style-name="ce7" office:value-type="string" calcext:value-type="string">
            <text:p>OFF</text:p>
          </table:table-cell>
          <table:table-cell table:number-columns-repeated="4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11-30T10:09:03.601147308</dc:date>
    <meta:editing-duration>P1DT13H28M58S</meta:editing-duration>
    <meta:editing-cycles>188</meta:editing-cycles>
    <meta:generator>LibreOffice/7.5.4.1$Linux_X86_64 LibreOffice_project/50$Build-1</meta:generator>
    <meta:document-statistic meta:table-count="3" meta:cell-count="4939" meta:object-count="0"/>
  </office:meta>
</office:document-meta>
</file>